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37b" officeooo:paragraph-rsid="001ac37b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size="9pt" style:font-size-asian="9pt" style:font-size-complex="9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bd168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paragraph-rsid="001d043c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</style:style>
    <style:style style:name="P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1d043c"/>
    </style:style>
    <style:style style:name="T1" style:family="text">
      <style:text-properties officeooo:rsid="001bd1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d168" style:font-weight-asian="bold" style:font-weight-complex="bold"/>
    </style:style>
    <style:style style:name="T4" style:family="text">
      <style:text-properties fo:font-weight="bold" officeooo:rsid="001d043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d168" style:font-weight-asian="normal" style:font-weight-complex="normal"/>
    </style:style>
    <style:style style:name="T7" style:family="text">
      <style:text-properties fo:font-weight="normal" officeooo:rsid="001d043c" style:font-weight-asian="normal" style:font-weight-complex="normal"/>
    </style:style>
    <style:style style:name="T8" style:family="text">
      <style:text-properties officeooo:rsid="001d0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tolo: <text:s/><text:span text:style-name="T1">Classificazione e analisi anomaly detection di soundscape</text:span></text:p>
      <text:p text:style-name="Standard"/>
      <text:p text:style-name="Standard"><text:span text:style-name="T3">0. </text:span><text:span text:style-name="T2">Sommario</text:span> (1 pagina – <text:span text:style-name="T1">10 righe</text:span>)</text:p>
      <text:p text:style-name="Standard"/>
      <text:p text:style-name="P4">1. Introduzione <text:span text:style-name="T5">(</text:span><text:span text:style-name="T6">3</text:span><text:span text:style-name="T5"> pagin</text:span><text:span text:style-name="T6">e</text:span><text:span text:style-name="T5">)</text:span></text:p>
      <text:p text:style-name="P4"><text:span text:style-name="T5"/></text:p>
      <text:p text:style-name="P7"><text:span text:style-name="T2">1a. pattern recognition e machine learning per l'analisi di soundscapes e in generale di audio per l'ecologia <text:s/></text:span><text:span text:style-name="T5">(</text:span><text:span text:style-name="T7">2</text:span><text:span text:style-name="T5"> pagin</text:span><text:span text:style-name="T6">e</text:span><text:span text:style-name="T5">)</text:span></text:p>
      <text:p text:style-name="P2">Sources:<text:span text:style-name="T8">a</text:span></text:p>
      <text:p text:style-name="P2">Introduzione di: </text:p>
      <text:p text:style-name="P2">-Quinn, Colin A., et al. "Soundscape classification with convolutional neural networks reveals temporal and geographic patterns in ecoacoustic data." Ecological Indicators 138 (2022): 108831.</text:p>
      <text:p text:style-name="P2">-Farina, Almo, et al. "Sonotopes reveal dynamic spatio-temporal patterns in a rural landscape of Northern Italy." Frontiers in Ecology and Evolution 11 (2023): 1205272.</text:p>
      <text:p text:style-name="P6"/>
      <text:p text:style-name="P5">1b. obiettivo della tesi: classificazione e analisi preliminare di anomaly detection <text:span text:style-name="T5">(</text:span><text:span text:style-name="T7">1</text:span><text:span text:style-name="T5"> pagin</text:span><text:span text:style-name="T6">e</text:span><text:span text:style-name="T5">)</text:span></text:p>
      <text:p text:style-name="Standard"/>
      <text:p text:style-name="Standard"/>
      <text:p text:style-name="P3">2. Background: tutti i concetti che hai usato (in generale, senza parlare del problema specifico) <text:span text:style-name="T7">(5 pagine)</text:span></text:p>
      <text:p text:style-name="P3">Breve descrizione di:</text:p>
      <text:p text:style-name="Standard">- spettrogramma</text:p>
      <text:p text:style-name="Standard">- features usate (1 pagina max)</text:p>
      <text:p text:style-name="Standard">- filtraggio</text:p>
      <text:p text:style-name="Standard">- classificazione</text:p>
      <text:p text:style-name="Standard">- anomaly detection: cosa vuol dire, in breve algoritmi quelli usati</text:p>
      <text:p text:style-name="Standard"/>
      <text:p text:style-name="Standard"/>
      <text:p text:style-name="P3">3. Il dataset utilizzato: descrizione, qualche plot, etc etc</text:p>
      <text:p text:style-name="Standard"/>
      <text:p text:style-name="P3">4. Classificazione</text:p>
      <text:p text:style-name="Standard">Descrizione degli esperimenti:</text:p>
      <text:p text:style-name="Standard">- configurazioni di features utilizzate, dettagli del classificatore usato (Nearest Neighbor)</text:p>
      <text:p text:style-name="Standard">- problemi di classificazione disegnati (day vs Night, etc etc)</text:p>
      <text:p text:style-name="Standard">- Risultati (errori ottenuti)</text:p>
      <text:p text:style-name="Standard"/>
      <text:p text:style-name="P3">5. Anomaly detection</text:p>
      <text:p text:style-name="Standard">- Descrizione degli esperimenti: </text:p>
      <text:p text:style-name="Standard">- configurazioni di features e metodi</text:p>
      <text:p text:style-name="Standard">- Validazione dei risultati: come abbiamo fatto</text:p>
      <text:p text:style-name="Standard">- Risultati</text:p>
      <text:p text:style-name="Standard"/>
      <text:p text:style-name="P3">6. Conclusioni</text:p>
      <text:p text:style-name="Standard"/>
      <text:p text:style-name="Standard"/>
      <text:p text:style-name="Standard"/>
      <text:p text:style-name="P1"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75cm" fo:margin-right="0.6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5:03:37.872940411</meta:creation-date>
    <dc:date>2024-07-09T15:14:53.870852365</dc:date>
    <meta:editing-duration>PT11M16S</meta:editing-duration>
    <meta:editing-cycles>3</meta:editing-cycles>
    <meta:generator>LibreOffice/24.2.4.2$Linux_X86_64 LibreOffice_project/420$Build-2</meta:generator>
    <meta:document-statistic meta:table-count="0" meta:image-count="0" meta:object-count="0" meta:page-count="1" meta:paragraph-count="29" meta:word-count="208" meta:character-count="1454" meta:non-whitespace-character-count="1270"/>
  </office:meta>
</office:document-meta>
</file>